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8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Priory</text:p>
          </table:table-cell>
          <table:table-cell table:style-name="ce3" office:value-type="string" calcext:value-type="string">
            <text:p>BGO-I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76,78,14,75,77,60,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,61,172,158,159,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4,26,167,168,83,165,65,169,82,1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9,52,94,160,102,109,186,110,153,111,54,112,152,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8,114,132,115,20,116,133,117,16,118,134,190,13,189,135,185,6,53,1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5,91,57,177,59,171,182,176,63,179,22,151,67,184,180,150,183,4,62,170,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1,21,142,181,89,9,175,15,10,162,121,144,122,56,123,174,90,124,85,1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46,126,2,127,147,128,93,173,148,103,18,161,149,108,119,120,32,3,36,1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,40,19,44,17,29,80,33,15,37,84,41,86,178,7,30,90,38,8,27,95,35,96,43,98,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0,31,97,47,163,39,101,42,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.139" calcext:value-type="float">
            <text:p>140,1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74,71,70,72,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1.104" calcext:value-type="float">
            <text:p>141,1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92,105,87,107,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5,157,69,51,68,145,23,187,24,45,106,188,154,138,137,50,143,155,1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number-rows-repeated="104855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.00.0000</text:date>, <text:time style:data-style-name="N2" text:time-value="19:15:56.322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16:52:38.171000000</meta:creation-date>
    <meta:generator>LibreOffice/4.2.4.2$Windows_x86 LibreOffice_project/63150712c6d317d27ce2db16eb94c2f3d7b699f8</meta:generator>
    <dc:date>2014-05-27T19:33:16.365000000</dc:date>
    <meta:editing-duration>PT1H39M45S</meta:editing-duration>
    <meta:editing-cycles>26</meta:editing-cycles>
    <meta:document-statistic meta:table-count="1" meta:cell-count="48" meta:object-count="0"/>
  </office:meta>
</office:document-meta>
</file>